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87251"/>
    </style:style>
    <style:style style:name="P2" style:family="paragraph" style:parent-style-name="Standard">
      <style:text-properties fo:font-style="normal" officeooo:paragraph-rsid="00087251" style:font-style-asian="normal" style:font-style-complex="normal"/>
    </style:style>
    <style:style style:name="P3" style:family="paragraph" style:parent-style-name="Standard">
      <style:text-properties fo:font-style="normal" style:text-underline-style="solid" style:text-underline-width="auto" style:text-underline-color="font-color" officeooo:paragraph-rsid="0009f497" style:font-style-asian="normal" style:font-style-complex="normal"/>
    </style:style>
    <style:style style:name="P4" style:family="paragraph" style:parent-style-name="Standard">
      <style:text-properties fo:font-style="normal" style:text-underline-style="solid" style:text-underline-width="auto" style:text-underline-color="font-color" fo:font-weight="bold" officeooo:paragraph-rsid="0009f497" style:font-style-asian="normal" style:font-weight-asian="bold" style:font-style-complex="normal" style:font-weight-complex="bold"/>
    </style:style>
    <style:style style:name="P5" style:family="paragraph" style:parent-style-name="Standard">
      <style:text-properties fo:font-style="normal" style:text-underline-style="solid" style:text-underline-width="auto" style:text-underline-color="font-color" fo:font-weight="bold" officeooo:paragraph-rsid="000c01a1" style:font-style-asian="normal" style:font-weight-asian="bold" style:font-style-complex="normal" style:font-weight-complex="bold"/>
    </style:style>
    <style:style style:name="P6" style:family="paragraph" style:parent-style-name="Standard">
      <style:text-properties fo:font-style="normal" style:text-underline-style="none" officeooo:paragraph-rsid="0009f497" style:font-style-asian="normal" style:font-style-complex="normal"/>
    </style:style>
    <style:style style:name="P7" style:family="paragraph" style:parent-style-name="Standard">
      <style:text-properties fo:font-style="normal" style:text-underline-style="none" officeooo:paragraph-rsid="000aa984" style:font-style-asian="normal" style:font-style-complex="normal"/>
    </style:style>
    <style:style style:name="P8" style:family="paragraph" style:parent-style-name="Standard">
      <style:text-properties fo:font-style="normal" style:text-underline-style="none" officeooo:paragraph-rsid="000bef5c" style:font-style-asian="normal" style:font-style-complex="normal"/>
    </style:style>
    <style:style style:name="P9" style:family="paragraph" style:parent-style-name="Standard">
      <style:text-properties fo:font-style="normal" style:text-underline-style="none" fo:font-weight="normal" officeooo:paragraph-rsid="000c01a1" style:font-style-asian="normal" style:font-weight-asian="normal" style:font-style-complex="normal" style:font-weight-complex="normal"/>
    </style:style>
    <style:style style:name="P10" style:family="paragraph" style:parent-style-name="Standard">
      <style:text-properties style:text-underline-style="solid" style:text-underline-width="auto" style:text-underline-color="font-color" officeooo:paragraph-rsid="0009f497"/>
    </style:style>
    <style:style style:name="P11" style:family="paragraph" style:parent-style-name="Standard">
      <style:text-properties style:text-underline-style="solid" style:text-underline-width="auto" style:text-underline-color="font-color" fo:font-weight="bold" officeooo:paragraph-rsid="00087251" style:font-weight-asian="bold" style:font-weight-complex="bold"/>
    </style:style>
    <style:style style:name="P12" style:family="paragraph" style:parent-style-name="Standard">
      <style:text-properties style:text-underline-style="none" officeooo:paragraph-rsid="0009f497"/>
    </style:style>
    <style:style style:name="P13" style:family="paragraph" style:parent-style-name="Standard">
      <style:text-properties fo:font-style="italic" style:text-underline-style="none" fo:font-weight="normal" officeooo:paragraph-rsid="000aa984" style:font-style-asian="italic" style:font-weight-asian="normal" style:font-style-complex="italic" style:font-weight-complex="normal"/>
    </style:style>
    <style:style style:name="P14" style:family="paragraph" style:parent-style-name="Standard">
      <style:paragraph-properties>
        <style:tab-stops>
          <style:tab-stop style:position="3.5535in"/>
        </style:tab-stops>
      </style:paragraph-properties>
      <style:text-properties fo:font-style="italic" style:text-underline-style="none" officeooo:paragraph-rsid="000aa984" style:font-style-asian="italic" style:font-style-complex="italic"/>
    </style:style>
    <style:style style:name="P15" style:family="paragraph" style:parent-style-name="Standard">
      <style:paragraph-properties fo:break-before="page">
        <style:tab-stops>
          <style:tab-stop style:position="3.5535in"/>
        </style:tab-stops>
      </style:paragraph-properties>
      <style:text-properties fo:font-style="italic" style:text-underline-style="none" officeooo:paragraph-rsid="000aa984" style:font-style-asian="italic" style:font-style-complex="italic"/>
    </style:style>
    <style:style style:name="P16" style:family="paragraph" style:parent-style-name="Standard">
      <style:paragraph-properties fo:break-before="page"/>
      <style:text-properties fo:font-style="italic" style:text-underline-style="none" fo:font-weight="normal" officeooo:paragraph-rsid="000aa984" style:font-style-asian="italic" style:font-weight-asian="normal" style:font-style-complex="italic" style:font-weight-complex="normal"/>
    </style:style>
    <style:style style:name="P17" style:family="paragraph" style:parent-style-name="Standard">
      <style:paragraph-properties fo:break-before="page"/>
      <style:text-properties fo:font-style="normal" style:text-underline-style="solid" style:text-underline-width="auto" style:text-underline-color="font-color" fo:font-weight="bold" officeooo:paragraph-rsid="000c01a1" style:font-style-asian="normal" style:font-weight-asian="bold" style:font-style-complex="normal" style:font-weight-complex="bold"/>
    </style:style>
    <style:style style:name="T1" style:family="text">
      <style:text-properties officeooo:rsid="00087251"/>
    </style:style>
    <style:style style:name="T2" style:family="text">
      <style:text-properties fo:font-style="italic" officeooo:rsid="00087251" style:font-style-asian="italic" style:font-style-complex="italic"/>
    </style:style>
    <style:style style:name="T3" style:family="text">
      <style:text-properties officeooo:rsid="0008f71f"/>
    </style:style>
    <style:style style:name="T4" style:family="text">
      <style:text-properties officeooo:rsid="0009f497"/>
    </style:style>
    <style:style style:name="T5" style:family="text">
      <style:text-properties officeooo:rsid="000aa984"/>
    </style:style>
    <style:style style:name="T6" style:family="text">
      <style:text-properties officeooo:rsid="000bef5c"/>
    </style:style>
    <style:style style:name="T7" style:family="text">
      <style:text-properties officeooo:rsid="000c01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4">Allen Suner</text:span></text:p>
      <text:p text:style-name="P12"><text:span text:style-name="T4">W00962825</text:span></text:p>
      <text:p text:style-name="P12"><text:span text:style-name="T4">CSCI 322</text:span></text:p>
      <text:p text:style-name="P12"><text:span text:style-name="T4">March 7, 2014</text:span></text:p>
      <text:p text:style-name="P10"><text:span text:style-name="T1"/></text:p>
      <text:p text:style-name="P11"><text:span text:style-name="T1">Compilation &amp; Running Instructions</text:span></text:p>
      <text:p text:style-name="P1"><text:span text:style-name="T1"/></text:p>
      <text:p text:style-name="P1"><text:span text:style-name="T3">C</text:span><text:span text:style-name="T1">ompile both source files (atomic_sem.c and atomic_condvar.c) by running the command:</text:span></text:p>
      <text:p text:style-name="P1"><text:span text:style-name="T1"/></text:p>
      <text:p text:style-name="P1"><text:span text:style-name="T1"><text:tab/></text:span><text:span text:style-name="T2">gcc -pthread -Wall -o executable_name source_file_name.c</text:span></text:p>
      <text:p text:style-name="P1"><text:span text:style-name="T2"/></text:p>
      <text:p text:style-name="P2"><text:span text:style-name="T3">W</text:span><text:span text:style-name="T1">hen you want to run either program, it is useful to note that they have the option to take 2 additional arguments, the number of consumer threads and the number of times a producer will write to the empty buffer. A sample run is provided below running the semaphore solution with 8 consumer threads and producing 4 times:</text:span></text:p>
      <text:p text:style-name="P2"><text:span text:style-name="T1"/></text:p>
      <text:p text:style-name="P2"><text:span text:style-name="T1"><text:tab/></text:span><text:span text:style-name="T2">./semaphore_solution 4 8</text:span></text:p>
      <text:p text:style-name="P2"><text:span text:style-name="T2"/></text:p>
      <text:p text:style-name="P2"><text:span text:style-name="T3">I</text:span><text:span text:style-name="T1">f any more or less than two arguments are passed to the program, then it will default to 4 for each.</text:span></text:p>
      <text:p text:style-name="P2"><text:span text:style-name="T1"/></text:p>
      <text:p text:style-name="P4"><text:span text:style-name="T4">Results</text:span></text:p>
      <text:p text:style-name="P3"><text:span text:style-name="T4"/></text:p>
      <text:p text:style-name="P6"><text:span text:style-name="T4">As expected, both programs run in the same way, by utilizing different concepts and technologies to achieve the same goal an atomic broadcast. No test programs were written, instead results were analyzed by observation only. </text:span><text:span text:style-name="T6">The results obtained are presented on the next few pages.</text:span></text:p>
      <text:p text:style-name="P6"><text:span text:style-name="T4"/></text:p>
      <text:p text:style-name="P13"><text:span text:style-name="T5"/></text:p>
      <text:p text:style-name="P16"><text:span text:style-name="T5">Semaphore Solution</text:span></text:p>
      <text:p text:style-name="P7"><text:span text:style-name="T5">The following output is running 8 consumer threads and producing </text:span><text:span text:style-name="T6">20 </text:span><text:span text:style-name="T5">times.</text:span></text:p>
      <text:p text:style-name="P7"><text:span text:style-name="T5"/></text:p>
      <text:p text:style-name="P8"><text:span text:style-name="T6">20 consumer threads, producing 8 times.</text:span></text:p>
      <text:p text:style-name="P8"><text:span text:style-name="T6">Producer: produced 46!</text:span></text:p>
      <text:p text:style-name="P8"><text:span text:style-name="T6">Consumer: I am thread 0, and I have just read in the value: 46.</text:span></text:p>
      <text:p text:style-name="P8"><text:span text:style-name="T6">Consumer: I am thread 3, and I have just read in the value: 46.</text:span></text:p>
      <text:p text:style-name="P8"><text:span text:style-name="T6">Consumer: I am thread 5, and I have just read in the value: 46.</text:span></text:p>
      <text:p text:style-name="P8"><text:span text:style-name="T6">Consumer: I am thread 6, and I have just read in the value: 46.</text:span></text:p>
      <text:p text:style-name="P8"><text:span text:style-name="T6">Consumer: I am thread 7, and I have just read in the value: 46.</text:span></text:p>
      <text:p text:style-name="P8"><text:span text:style-name="T6">Consumer: I am thread 4, and I have just read in the value: 46.</text:span></text:p>
      <text:p text:style-name="P8"><text:span text:style-name="T6">Consumer: I am thread 1, and I have just read in the value: 46.</text:span></text:p>
      <text:p text:style-name="P8"><text:span text:style-name="T6">Consumer: I am thread 2, and I have just read in the value: 46.</text:span></text:p>
      <text:p text:style-name="P8"><text:span text:style-name="T6">Consumer: I am thread 10, and I have just read in the value: 46.</text:span></text:p>
      <text:p text:style-name="P8"><text:span text:style-name="T6">Consumer: I am thread 8, and I have just read in the value: 46.</text:span></text:p>
      <text:p text:style-name="P8"><text:span text:style-name="T6">Consumer: I am thread 12, and I have just read in the value: 46.</text:span></text:p>
      <text:p text:style-name="P8"><text:span text:style-name="T6">Consumer: I am thread 13, and I have just read in the value: 46.</text:span></text:p>
      <text:p text:style-name="P8"><text:span text:style-name="T6">Consumer: I am thread 11, and I have just read in the value: 46.</text:span></text:p>
      <text:p text:style-name="P8"><text:span text:style-name="T6">Consumer: I am thread 14, and I have just read in the value: 46.</text:span></text:p>
      <text:p text:style-name="P8"><text:span text:style-name="T6">Consumer: I am thread 16, and I have just read in the value: 46.</text:span></text:p>
      <text:p text:style-name="P8"><text:span text:style-name="T6">Consumer: I am thread 17, and I have just read in the value: 46.</text:span></text:p>
      <text:p text:style-name="P8"><text:span text:style-name="T6">Consumer: I am thread 18, and I have just read in the value: 46.</text:span></text:p>
      <text:p text:style-name="P8"><text:span text:style-name="T6">Consumer: I am thread 15, and I have just read in the value: 46.</text:span></text:p>
      <text:p text:style-name="P8"><text:span text:style-name="T6">Consumer: I am thread 19, and I have just read in the value: 46.</text:span></text:p>
      <text:p text:style-name="P8"><text:span text:style-name="T6">Consumer: I am thread 9, and I have just read in the value: 46.</text:span></text:p>
      <text:p text:style-name="P8"><text:span text:style-name="T6">---</text:span></text:p>
      <text:p text:style-name="P8"><text:span text:style-name="T6">Producer: produced 52!</text:span></text:p>
      <text:p text:style-name="P8"><text:span text:style-name="T6">Consumer: I am thread 6, and I have just read in the value: 52.</text:span></text:p>
      <text:p text:style-name="P8"><text:span text:style-name="T6">Consumer: I am thread 0, and I have just read in the value: 52.</text:span></text:p>
      <text:p text:style-name="P8"><text:span text:style-name="T6">Consumer: I am thread 4, and I have just read in the value: 52.</text:span></text:p>
      <text:p text:style-name="P8"><text:span text:style-name="T6">Consumer: I am thread 1, and I have just read in the value: 52.</text:span></text:p>
      <text:p text:style-name="P8"><text:span text:style-name="T6">Consumer: I am thread 5, and I have just read in the value: 52.</text:span></text:p>
      <text:p text:style-name="P8"><text:span text:style-name="T6">Consumer: I am thread 2, and I have just read in the value: 52.</text:span></text:p>
      <text:p text:style-name="P8"><text:span text:style-name="T6">Consumer: I am thread 3, and I have just read in the value: 52.</text:span></text:p>
      <text:p text:style-name="P8"><text:span text:style-name="T6">Consumer: I am thread 7, and I have just read in the value: 52.</text:span></text:p>
      <text:p text:style-name="P8"><text:span text:style-name="T6">Consumer: I am thread 8, and I have just read in the value: 52.</text:span></text:p>
      <text:p text:style-name="P8"><text:span text:style-name="T6">Consumer: I am thread 10, and I have just read in the value: 52.</text:span></text:p>
      <text:p text:style-name="P8"><text:span text:style-name="T6">Consumer: I am thread 12, and I have just read in the value: 52.</text:span></text:p>
      <text:p text:style-name="P8"><text:span text:style-name="T6">Consumer: I am thread 13, and I have just read in the value: 52.</text:span></text:p>
      <text:p text:style-name="P8"><text:span text:style-name="T6">Consumer: I am thread 14, and I have just read in the value: 52.</text:span></text:p>
      <text:p text:style-name="P8"><text:span text:style-name="T6">Consumer: I am thread 17, and I have just read in the value: 52.</text:span></text:p>
      <text:p text:style-name="P8"><text:span text:style-name="T6">Consumer: I am thread 11, and I have just read in the value: 52.</text:span></text:p>
      <text:p text:style-name="P8"><text:span text:style-name="T6">Consumer: I am thread 16, and I have just read in the value: 52.</text:span></text:p>
      <text:p text:style-name="P8"><text:span text:style-name="T6">Consumer: I am thread 18, and I have just read in the value: 52.</text:span></text:p>
      <text:p text:style-name="P8"><text:span text:style-name="T6">Consumer: I am thread 15, and I have just read in the value: 52.</text:span></text:p>
      <text:p text:style-name="P8"><text:span text:style-name="T6">Consumer: I am thread 19, and I have just read in the value: 52.</text:span></text:p>
      <text:p text:style-name="P8"><text:span text:style-name="T6">Consumer: I am thread 9, and I have just read in the value: 52.</text:span></text:p>
      <text:p text:style-name="P8"><text:span text:style-name="T6">---</text:span></text:p>
      <text:p text:style-name="P8"><text:span text:style-name="T6">Producer: produced 52!</text:span></text:p>
      <text:p text:style-name="P8"><text:span text:style-name="T6">Consumer: I am thread 6, and I have just read in the value: 52.</text:span></text:p>
      <text:p text:style-name="P8"><text:span text:style-name="T6">Consumer: I am thread 4, and I have just read in the value: 52.</text:span></text:p>
      <text:p text:style-name="P8"><text:span text:style-name="T6">Consumer: I am thread 1, and I have just read in the value: 52.</text:span></text:p>
      <text:p text:style-name="P8"><text:soft-page-break/><text:span text:style-name="T6">Consumer: I am thread 0, and I have just read in the value: 52.</text:span></text:p>
      <text:p text:style-name="P8"><text:span text:style-name="T6">Consumer: I am thread 5, and I have just read in the value: 52.</text:span></text:p>
      <text:p text:style-name="P8"><text:span text:style-name="T6">Consumer: I am thread 2, and I have just read in the value: 52.</text:span></text:p>
      <text:p text:style-name="P8"><text:span text:style-name="T6">Consumer: I am thread 14, and I have just read in the value: 52.</text:span></text:p>
      <text:p text:style-name="P8"><text:span text:style-name="T6">Consumer: I am thread 3, and I have just read in the value: 52.</text:span></text:p>
      <text:p text:style-name="P8"><text:span text:style-name="T6">Consumer: I am thread 10, and I have just read in the value: 52.</text:span></text:p>
      <text:p text:style-name="P8"><text:span text:style-name="T6">Consumer: I am thread 7, and I have just read in the value: 52.</text:span></text:p>
      <text:p text:style-name="P8"><text:span text:style-name="T6">Consumer: I am thread 8, and I have just read in the value: 52.</text:span></text:p>
      <text:p text:style-name="P8"><text:span text:style-name="T6">Consumer: I am thread 13, and I have just read in the value: 52.</text:span></text:p>
      <text:p text:style-name="P8"><text:span text:style-name="T6">Consumer: I am thread 12, and I have just read in the value: 52.</text:span></text:p>
      <text:p text:style-name="P8"><text:span text:style-name="T6">Consumer: I am thread 17, and I have just read in the value: 52.</text:span></text:p>
      <text:p text:style-name="P8"><text:span text:style-name="T6">Consumer: I am thread 16, and I have just read in the value: 52.</text:span></text:p>
      <text:p text:style-name="P8"><text:span text:style-name="T6">Consumer: I am thread 11, and I have just read in the value: 52.</text:span></text:p>
      <text:p text:style-name="P8"><text:span text:style-name="T6">Consumer: I am thread 15, and I have just read in the value: 52.</text:span></text:p>
      <text:p text:style-name="P8"><text:span text:style-name="T6">Consumer: I am thread 18, and I have just read in the value: 52.</text:span></text:p>
      <text:p text:style-name="P8"><text:span text:style-name="T6">Consumer: I am thread 19, and I have just read in the value: 52.</text:span></text:p>
      <text:p text:style-name="P8"><text:span text:style-name="T6">Consumer: I am thread 9, and I have just read in the value: 52.</text:span></text:p>
      <text:p text:style-name="P8"><text:span text:style-name="T6">---</text:span></text:p>
      <text:p text:style-name="P8"><text:span text:style-name="T6">Producer: produced 2!</text:span></text:p>
      <text:p text:style-name="P8"><text:span text:style-name="T6">Consumer: I am thread 4, and I have just read in the value: 2.</text:span></text:p>
      <text:p text:style-name="P8"><text:span text:style-name="T6">Consumer: I am thread 1, and I have just read in the value: 2.</text:span></text:p>
      <text:p text:style-name="P8"><text:span text:style-name="T6">Consumer: I am thread 0, and I have just read in the value: 2.</text:span></text:p>
      <text:p text:style-name="P8"><text:span text:style-name="T6">Consumer: I am thread 14, and I have just read in the value: 2.</text:span></text:p>
      <text:p text:style-name="P8"><text:span text:style-name="T6">Consumer: I am thread 5, and I have just read in the value: 2.</text:span></text:p>
      <text:p text:style-name="P8"><text:span text:style-name="T6">Consumer: I am thread 6, and I have just read in the value: 2.</text:span></text:p>
      <text:p text:style-name="P8"><text:span text:style-name="T6">Consumer: I am thread 3, and I have just read in the value: 2.</text:span></text:p>
      <text:p text:style-name="P8"><text:span text:style-name="T6">Consumer: I am thread 2, and I have just read in the value: 2.</text:span></text:p>
      <text:p text:style-name="P8"><text:span text:style-name="T6">Consumer: I am thread 7, and I have just read in the value: 2.</text:span></text:p>
      <text:p text:style-name="P8"><text:span text:style-name="T6">Consumer: I am thread 10, and I have just read in the value: 2.</text:span></text:p>
      <text:p text:style-name="P8"><text:span text:style-name="T6">Consumer: I am thread 8, and I have just read in the value: 2.</text:span></text:p>
      <text:p text:style-name="P8"><text:span text:style-name="T6">Consumer: I am thread 13, and I have just read in the value: 2.</text:span></text:p>
      <text:p text:style-name="P8"><text:span text:style-name="T6">Consumer: I am thread 16, and I have just read in the value: 2.</text:span></text:p>
      <text:p text:style-name="P8"><text:span text:style-name="T6">Consumer: I am thread 17, and I have just read in the value: 2.</text:span></text:p>
      <text:p text:style-name="P8"><text:span text:style-name="T6">Consumer: I am thread 11, and I have just read in the value: 2.</text:span></text:p>
      <text:p text:style-name="P8"><text:span text:style-name="T6">Consumer: I am thread 15, and I have just read in the value: 2.</text:span></text:p>
      <text:p text:style-name="P8"><text:span text:style-name="T6">Consumer: I am thread 12, and I have just read in the value: 2.</text:span></text:p>
      <text:p text:style-name="P8"><text:span text:style-name="T6">Consumer: I am thread 18, and I have just read in the value: 2.</text:span></text:p>
      <text:p text:style-name="P8"><text:span text:style-name="T6">Consumer: I am thread 19, and I have just read in the value: 2.</text:span></text:p>
      <text:p text:style-name="P8"><text:span text:style-name="T6">Consumer: I am thread 9, and I have just read in the value: 2.</text:span></text:p>
      <text:p text:style-name="P8"><text:span text:style-name="T6">---</text:span></text:p>
      <text:p text:style-name="P8"><text:span text:style-name="T6">Producer: produced 30!</text:span></text:p>
      <text:p text:style-name="P8"><text:span text:style-name="T6">Consumer: I am thread 4, and I have just read in the value: 30.</text:span></text:p>
      <text:p text:style-name="P8"><text:span text:style-name="T6">Consumer: I am thread 1, and I have just read in the value: 30.</text:span></text:p>
      <text:p text:style-name="P8"><text:span text:style-name="T6">Consumer: I am thread 0, and I have just read in the value: 30.</text:span></text:p>
      <text:p text:style-name="P8"><text:span text:style-name="T6">Consumer: I am thread 6, and I have just read in the value: 30.</text:span></text:p>
      <text:p text:style-name="P8"><text:span text:style-name="T6">Consumer: I am thread 5, and I have just read in the value: 30.</text:span></text:p>
      <text:p text:style-name="P8"><text:span text:style-name="T6">Consumer: I am thread 14, and I have just read in the value: 30.</text:span></text:p>
      <text:p text:style-name="P8"><text:span text:style-name="T6">Consumer: I am thread 3, and I have just read in the value: 30.</text:span></text:p>
      <text:p text:style-name="P8"><text:span text:style-name="T6">Consumer: I am thread 2, and I have just read in the value: 30.</text:span></text:p>
      <text:p text:style-name="P8"><text:span text:style-name="T6">Consumer: I am thread 8, and I have just read in the value: 30.</text:span></text:p>
      <text:p text:style-name="P8"><text:span text:style-name="T6">Consumer: I am thread 10, and I have just read in the value: 30.</text:span></text:p>
      <text:p text:style-name="P8"><text:span text:style-name="T6">Consumer: I am thread 7, and I have just read in the value: 30.</text:span></text:p>
      <text:p text:style-name="P8"><text:soft-page-break/><text:span text:style-name="T6">Consumer: I am thread 13, and I have just read in the value: 30.</text:span></text:p>
      <text:p text:style-name="P8"><text:span text:style-name="T6">Consumer: I am thread 16, and I have just read in the value: 30.</text:span></text:p>
      <text:p text:style-name="P8"><text:span text:style-name="T6">Consumer: I am thread 17, and I have just read in the value: 30.</text:span></text:p>
      <text:p text:style-name="P8"><text:span text:style-name="T6">Consumer: I am thread 15, and I have just read in the value: 30.</text:span></text:p>
      <text:p text:style-name="P8"><text:span text:style-name="T6">Consumer: I am thread 11, and I have just read in the value: 30.</text:span></text:p>
      <text:p text:style-name="P8"><text:span text:style-name="T6">Consumer: I am thread 12, and I have just read in the value: 30.</text:span></text:p>
      <text:p text:style-name="P8"><text:span text:style-name="T6">Consumer: I am thread 18, and I have just read in the value: 30.</text:span></text:p>
      <text:p text:style-name="P8"><text:span text:style-name="T6">Consumer: I am thread 19, and I have just read in the value: 30.</text:span></text:p>
      <text:p text:style-name="P8"><text:span text:style-name="T6">Consumer: I am thread 9, and I have just read in the value: 30.</text:span></text:p>
      <text:p text:style-name="P8"><text:span text:style-name="T6">---</text:span></text:p>
      <text:p text:style-name="P8"><text:span text:style-name="T6">Producer: produced 21!</text:span></text:p>
      <text:p text:style-name="P8"><text:span text:style-name="T6">Consumer: I am thread 0, and I have just read in the value: 21.</text:span></text:p>
      <text:p text:style-name="P8"><text:span text:style-name="T6">Consumer: I am thread 6, and I have just read in the value: 21.</text:span></text:p>
      <text:p text:style-name="P8"><text:span text:style-name="T6">Consumer: I am thread 1, and I have just read in the value: 21.</text:span></text:p>
      <text:p text:style-name="P8"><text:span text:style-name="T6">Consumer: I am thread 5, and I have just read in the value: 21.</text:span></text:p>
      <text:p text:style-name="P8"><text:span text:style-name="T6">Consumer: I am thread 4, and I have just read in the value: 21.</text:span></text:p>
      <text:p text:style-name="P8"><text:span text:style-name="T6">Consumer: I am thread 3, and I have just read in the value: 21.</text:span></text:p>
      <text:p text:style-name="P8"><text:span text:style-name="T6">Consumer: I am thread 2, and I have just read in the value: 21.</text:span></text:p>
      <text:p text:style-name="P8"><text:span text:style-name="T6">Consumer: I am thread 14, and I have just read in the value: 21.</text:span></text:p>
      <text:p text:style-name="P8"><text:span text:style-name="T6">Consumer: I am thread 10, and I have just read in the value: 21.</text:span></text:p>
      <text:p text:style-name="P8"><text:span text:style-name="T6">Consumer: I am thread 11, and I have just read in the value: 21.</text:span></text:p>
      <text:p text:style-name="P8"><text:span text:style-name="T6">Consumer: I am thread 8, and I have just read in the value: 21.</text:span></text:p>
      <text:p text:style-name="P8"><text:span text:style-name="T6">Consumer: I am thread 17, and I have just read in the value: 21.</text:span></text:p>
      <text:p text:style-name="P8"><text:span text:style-name="T6">Consumer: I am thread 7, and I have just read in the value: 21.</text:span></text:p>
      <text:p text:style-name="P8"><text:span text:style-name="T6">Consumer: I am thread 16, and I have just read in the value: 21.</text:span></text:p>
      <text:p text:style-name="P8"><text:span text:style-name="T6">Consumer: I am thread 15, and I have just read in the value: 21.</text:span></text:p>
      <text:p text:style-name="P8"><text:span text:style-name="T6">Consumer: I am thread 13, and I have just read in the value: 21.</text:span></text:p>
      <text:p text:style-name="P8"><text:span text:style-name="T6">Consumer: I am thread 19, and I have just read in the value: 21.</text:span></text:p>
      <text:p text:style-name="P8"><text:span text:style-name="T6">Consumer: I am thread 12, and I have just read in the value: 21.</text:span></text:p>
      <text:p text:style-name="P8"><text:span text:style-name="T6">Consumer: I am thread 18, and I have just read in the value: 21.</text:span></text:p>
      <text:p text:style-name="P8"><text:span text:style-name="T6">Consumer: I am thread 9, and I have just read in the value: 21.</text:span></text:p>
      <text:p text:style-name="P8"><text:span text:style-name="T6">---</text:span></text:p>
      <text:p text:style-name="P8"><text:span text:style-name="T6">Producer: produced 33!</text:span></text:p>
      <text:p text:style-name="P8"><text:span text:style-name="T6">Consumer: I am thread 6, and I have just read in the value: 33.</text:span></text:p>
      <text:p text:style-name="P8"><text:span text:style-name="T6">Consumer: I am thread 0, and I have just read in the value: 33.</text:span></text:p>
      <text:p text:style-name="P8"><text:span text:style-name="T6">Consumer: I am thread 1, and I have just read in the value: 33.</text:span></text:p>
      <text:p text:style-name="P8"><text:span text:style-name="T6">Consumer: I am thread 5, and I have just read in the value: 33.</text:span></text:p>
      <text:p text:style-name="P8"><text:span text:style-name="T6">Consumer: I am thread 3, and I have just read in the value: 33.</text:span></text:p>
      <text:p text:style-name="P8"><text:span text:style-name="T6">Consumer: I am thread 2, and I have just read in the value: 33.</text:span></text:p>
      <text:p text:style-name="P8"><text:span text:style-name="T6">Consumer: I am thread 4, and I have just read in the value: 33.</text:span></text:p>
      <text:p text:style-name="P8"><text:span text:style-name="T6">Consumer: I am thread 14, and I have just read in the value: 33.</text:span></text:p>
      <text:p text:style-name="P8"><text:span text:style-name="T6">Consumer: I am thread 11, and I have just read in the value: 33.</text:span></text:p>
      <text:p text:style-name="P8"><text:span text:style-name="T6">Consumer: I am thread 10, and I have just read in the value: 33.</text:span></text:p>
      <text:p text:style-name="P8"><text:span text:style-name="T6">Consumer: I am thread 17, and I have just read in the value: 33.</text:span></text:p>
      <text:p text:style-name="P8"><text:span text:style-name="T6">Consumer: I am thread 7, and I have just read in the value: 33.</text:span></text:p>
      <text:p text:style-name="P8"><text:span text:style-name="T6">Consumer: I am thread 8, and I have just read in the value: 33.</text:span></text:p>
      <text:p text:style-name="P8"><text:span text:style-name="T6">Consumer: I am thread 16, and I have just read in the value: 33.</text:span></text:p>
      <text:p text:style-name="P8"><text:span text:style-name="T6">Consumer: I am thread 15, and I have just read in the value: 33.</text:span></text:p>
      <text:p text:style-name="P8"><text:span text:style-name="T6">Consumer: I am thread 13, and I have just read in the value: 33.</text:span></text:p>
      <text:p text:style-name="P8"><text:span text:style-name="T6">Consumer: I am thread 12, and I have just read in the value: 33.</text:span></text:p>
      <text:p text:style-name="P8"><text:span text:style-name="T6">Consumer: I am thread 19, and I have just read in the value: 33.</text:span></text:p>
      <text:p text:style-name="P8"><text:span text:style-name="T6">Consumer: I am thread 18, and I have just read in the value: 33.</text:span></text:p>
      <text:p text:style-name="P8"><text:soft-page-break/><text:span text:style-name="T6">Consumer: I am thread 9, and I have just read in the value: 33.</text:span></text:p>
      <text:p text:style-name="P8"><text:span text:style-name="T6">---</text:span></text:p>
      <text:p text:style-name="P8"><text:span text:style-name="T6">Producer: produced 1!</text:span></text:p>
      <text:p text:style-name="P8"><text:span text:style-name="T6">Consumer: I am thread 0, and I have just read in the value: 1.</text:span></text:p>
      <text:p text:style-name="P8"><text:span text:style-name="T6">Consumer: I am thread 6, and I have just read in the value: 1.</text:span></text:p>
      <text:p text:style-name="P8"><text:span text:style-name="T6">Consumer: I am thread 1, and I have just read in the value: 1.</text:span></text:p>
      <text:p text:style-name="P8"><text:span text:style-name="T6">Consumer: I am thread 5, and I have just read in the value: 1.</text:span></text:p>
      <text:p text:style-name="P8"><text:span text:style-name="T6">Consumer: I am thread 3, and I have just read in the value: 1.</text:span></text:p>
      <text:p text:style-name="P8"><text:span text:style-name="T6">Consumer: I am thread 2, and I have just read in the value: 1.</text:span></text:p>
      <text:p text:style-name="P8"><text:span text:style-name="T6">Consumer: I am thread 14, and I have just read in the value: 1.</text:span></text:p>
      <text:p text:style-name="P8"><text:span text:style-name="T6">Consumer: I am thread 11, and I have just read in the value: 1.</text:span></text:p>
      <text:p text:style-name="P8"><text:span text:style-name="T6">Consumer: I am thread 4, and I have just read in the value: 1.</text:span></text:p>
      <text:p text:style-name="P8"><text:span text:style-name="T6">Consumer: I am thread 10, and I have just read in the value: 1.</text:span></text:p>
      <text:p text:style-name="P8"><text:span text:style-name="T6">Consumer: I am thread 7, and I have just read in the value: 1.</text:span></text:p>
      <text:p text:style-name="P8"><text:span text:style-name="T6">Consumer: I am thread 17, and I have just read in the value: 1.</text:span></text:p>
      <text:p text:style-name="P8"><text:span text:style-name="T6">Consumer: I am thread 16, and I have just read in the value: 1.</text:span></text:p>
      <text:p text:style-name="P8"><text:span text:style-name="T6">Consumer: I am thread 15, and I have just read in the value: 1.</text:span></text:p>
      <text:p text:style-name="P8"><text:span text:style-name="T6">Consumer: I am thread 8, and I have just read in the value: 1.</text:span></text:p>
      <text:p text:style-name="P8"><text:span text:style-name="T6">Consumer: I am thread 13, and I have just read in the value: 1.</text:span></text:p>
      <text:p text:style-name="P8"><text:span text:style-name="T6">Consumer: I am thread 18, and I have just read in the value: 1.</text:span></text:p>
      <text:p text:style-name="P8"><text:span text:style-name="T6">Consumer: I am thread 12, and I have just read in the value: 1.</text:span></text:p>
      <text:p text:style-name="P8"><text:span text:style-name="T6">Consumer: I am thread 19, and I have just read in the value: 1.</text:span></text:p>
      <text:p text:style-name="P8"><text:span text:style-name="T6">Consumer: I am thread 9, and I have just read in the value: 1.</text:span></text:p>
      <text:p text:style-name="P8"><text:span text:style-name="T6">---</text:span></text:p>
      <text:p text:style-name="P8"><text:span text:style-name="T6">all done!</text:span></text:p>
      <text:p text:style-name="P7"/>
      <text:p text:style-name="P7"><text:span text:style-name="T5"/></text:p>
      <text:p text:style-name="P14"><text:span text:style-name="T5"/></text:p>
      <text:p text:style-name="P15"><text:span text:style-name="T5">Condition Variable Solution</text:span></text:p>
      <text:p text:style-name="P7"><text:span text:style-name="T5">The following output is running 8 consumer threads and producing </text:span><text:span text:style-name="T6">20 </text:span><text:span text:style-name="T5">times.</text:span></text:p>
      <text:p text:style-name="P7"><text:span text:style-name="T5"/></text:p>
      <text:p text:style-name="P8"><text:span text:style-name="T6">20 consumer threads, producing 8 times.</text:span></text:p>
      <text:p text:style-name="P8"><text:span text:style-name="T6">Producer: produced 79!</text:span></text:p>
      <text:p text:style-name="P8"><text:span text:style-name="T6">Consumer: I am thread 0, and I have just read in the value: 79.</text:span></text:p>
      <text:p text:style-name="P8"><text:span text:style-name="T6">Consumer: I am thread 1, and I have just read in the value: 79.</text:span></text:p>
      <text:p text:style-name="P8"><text:span text:style-name="T6">Consumer: I am thread 6, and I have just read in the value: 79.</text:span></text:p>
      <text:p text:style-name="P8"><text:span text:style-name="T6">Consumer: I am thread 7, and I have just read in the value: 79.</text:span></text:p>
      <text:p text:style-name="P8"><text:span text:style-name="T6">Consumer: I am thread 8, and I have just read in the value: 79.</text:span></text:p>
      <text:p text:style-name="P8"><text:span text:style-name="T6">Consumer: I am thread 4, and I have just read in the value: 79.</text:span></text:p>
      <text:p text:style-name="P8"><text:span text:style-name="T6">Consumer: I am thread 2, and I have just read in the value: 79.</text:span></text:p>
      <text:p text:style-name="P8"><text:span text:style-name="T6">Consumer: I am thread 9, and I have just read in the value: 79.</text:span></text:p>
      <text:p text:style-name="P8"><text:span text:style-name="T6">Consumer: I am thread 5, and I have just read in the value: 79.</text:span></text:p>
      <text:p text:style-name="P8"><text:span text:style-name="T6">Consumer: I am thread 3, and I have just read in the value: 79.</text:span></text:p>
      <text:p text:style-name="P8"><text:span text:style-name="T6">Consumer: I am thread 13, and I have just read in the value: 79.</text:span></text:p>
      <text:p text:style-name="P8"><text:span text:style-name="T6">Consumer: I am thread 12, and I have just read in the value: 79.</text:span></text:p>
      <text:p text:style-name="P8"><text:span text:style-name="T6">Consumer: I am thread 11, and I have just read in the value: 79.</text:span></text:p>
      <text:p text:style-name="P8"><text:span text:style-name="T6">Consumer: I am thread 10, and I have just read in the value: 79.</text:span></text:p>
      <text:p text:style-name="P8"><text:span text:style-name="T6">Consumer: I am thread 14, and I have just read in the value: 79.</text:span></text:p>
      <text:p text:style-name="P8"><text:span text:style-name="T6">Consumer: I am thread 15, and I have just read in the value: 79.</text:span></text:p>
      <text:p text:style-name="P8"><text:span text:style-name="T6">Consumer: I am thread 16, and I have just read in the value: 79.</text:span></text:p>
      <text:p text:style-name="P8"><text:span text:style-name="T6">Consumer: I am thread 17, and I have just read in the value: 79.</text:span></text:p>
      <text:p text:style-name="P8"><text:span text:style-name="T6">Consumer: I am thread 18, and I have just read in the value: 79.</text:span></text:p>
      <text:p text:style-name="P8"><text:span text:style-name="T6">Consumer: I am thread 19, and I have just read in the value: 79.</text:span></text:p>
      <text:p text:style-name="P8"><text:span text:style-name="T6">---</text:span></text:p>
      <text:p text:style-name="P8"><text:span text:style-name="T6">Producer: produced 17!</text:span></text:p>
      <text:p text:style-name="P8"><text:span text:style-name="T6">Consumer: I am thread 0, and I have just read in the value: 17.</text:span></text:p>
      <text:p text:style-name="P8"><text:span text:style-name="T6">Consumer: I am thread 1, and I have just read in the value: 17.</text:span></text:p>
      <text:p text:style-name="P8"><text:span text:style-name="T6">Consumer: I am thread 6, and I have just read in the value: 17.</text:span></text:p>
      <text:p text:style-name="P8"><text:span text:style-name="T6">Consumer: I am thread 7, and I have just read in the value: 17.</text:span></text:p>
      <text:p text:style-name="P8"><text:span text:style-name="T6">Consumer: I am thread 8, and I have just read in the value: 17.</text:span></text:p>
      <text:p text:style-name="P8"><text:span text:style-name="T6">Consumer: I am thread 4, and I have just read in the value: 17.</text:span></text:p>
      <text:p text:style-name="P8"><text:span text:style-name="T6">Consumer: I am thread 2, and I have just read in the value: 17.</text:span></text:p>
      <text:p text:style-name="P8"><text:span text:style-name="T6">Consumer: I am thread 9, and I have just read in the value: 17.</text:span></text:p>
      <text:p text:style-name="P8"><text:span text:style-name="T6">Consumer: I am thread 5, and I have just read in the value: 17.</text:span></text:p>
      <text:p text:style-name="P8"><text:span text:style-name="T6">Consumer: I am thread 3, and I have just read in the value: 17.</text:span></text:p>
      <text:p text:style-name="P8"><text:span text:style-name="T6">Consumer: I am thread 13, and I have just read in the value: 17.</text:span></text:p>
      <text:p text:style-name="P8"><text:span text:style-name="T6">Consumer: I am thread 12, and I have just read in the value: 17.</text:span></text:p>
      <text:p text:style-name="P8"><text:span text:style-name="T6">Consumer: I am thread 11, and I have just read in the value: 17.</text:span></text:p>
      <text:p text:style-name="P8"><text:span text:style-name="T6">Consumer: I am thread 10, and I have just read in the value: 17.</text:span></text:p>
      <text:p text:style-name="P8"><text:span text:style-name="T6">Consumer: I am thread 14, and I have just read in the value: 17.</text:span></text:p>
      <text:p text:style-name="P8"><text:span text:style-name="T6">Consumer: I am thread 15, and I have just read in the value: 17.</text:span></text:p>
      <text:p text:style-name="P8"><text:span text:style-name="T6">Consumer: I am thread 16, and I have just read in the value: 17.</text:span></text:p>
      <text:p text:style-name="P8"><text:span text:style-name="T6">Consumer: I am thread 17, and I have just read in the value: 17.</text:span></text:p>
      <text:p text:style-name="P8"><text:span text:style-name="T6">Consumer: I am thread 18, and I have just read in the value: 17.</text:span></text:p>
      <text:p text:style-name="P8"><text:span text:style-name="T6">Consumer: I am thread 19, and I have just read in the value: 17.</text:span></text:p>
      <text:p text:style-name="P8"><text:span text:style-name="T6">---</text:span></text:p>
      <text:p text:style-name="P8"><text:span text:style-name="T6">Producer: produced 8!</text:span></text:p>
      <text:p text:style-name="P8"><text:span text:style-name="T6">Consumer: I am thread 0, and I have just read in the value: 8.</text:span></text:p>
      <text:p text:style-name="P8"><text:span text:style-name="T6">Consumer: I am thread 1, and I have just read in the value: 8.</text:span></text:p>
      <text:p text:style-name="P8"><text:span text:style-name="T6">Consumer: I am thread 6, and I have just read in the value: 8.</text:span></text:p>
      <text:p text:style-name="P8"><text:soft-page-break/><text:span text:style-name="T6">Consumer: I am thread 7, and I have just read in the value: 8.</text:span></text:p>
      <text:p text:style-name="P8"><text:span text:style-name="T6">Consumer: I am thread 8, and I have just read in the value: 8.</text:span></text:p>
      <text:p text:style-name="P8"><text:span text:style-name="T6">Consumer: I am thread 4, and I have just read in the value: 8.</text:span></text:p>
      <text:p text:style-name="P8"><text:span text:style-name="T6">Consumer: I am thread 2, and I have just read in the value: 8.</text:span></text:p>
      <text:p text:style-name="P8"><text:span text:style-name="T6">Consumer: I am thread 9, and I have just read in the value: 8.</text:span></text:p>
      <text:p text:style-name="P8"><text:span text:style-name="T6">Consumer: I am thread 5, and I have just read in the value: 8.</text:span></text:p>
      <text:p text:style-name="P8"><text:span text:style-name="T6">Consumer: I am thread 3, and I have just read in the value: 8.</text:span></text:p>
      <text:p text:style-name="P8"><text:span text:style-name="T6">Consumer: I am thread 13, and I have just read in the value: 8.</text:span></text:p>
      <text:p text:style-name="P8"><text:span text:style-name="T6">Consumer: I am thread 12, and I have just read in the value: 8.</text:span></text:p>
      <text:p text:style-name="P8"><text:span text:style-name="T6">Consumer: I am thread 11, and I have just read in the value: 8.</text:span></text:p>
      <text:p text:style-name="P8"><text:span text:style-name="T6">Consumer: I am thread 10, and I have just read in the value: 8.</text:span></text:p>
      <text:p text:style-name="P8"><text:span text:style-name="T6">Consumer: I am thread 14, and I have just read in the value: 8.</text:span></text:p>
      <text:p text:style-name="P8"><text:span text:style-name="T6">Consumer: I am thread 15, and I have just read in the value: 8.</text:span></text:p>
      <text:p text:style-name="P8"><text:span text:style-name="T6">Consumer: I am thread 16, and I have just read in the value: 8.</text:span></text:p>
      <text:p text:style-name="P8"><text:span text:style-name="T6">Consumer: I am thread 17, and I have just read in the value: 8.</text:span></text:p>
      <text:p text:style-name="P8"><text:span text:style-name="T6">Consumer: I am thread 18, and I have just read in the value: 8.</text:span></text:p>
      <text:p text:style-name="P8"><text:span text:style-name="T6">Consumer: I am thread 19, and I have just read in the value: 8.</text:span></text:p>
      <text:p text:style-name="P8"><text:span text:style-name="T6">---</text:span></text:p>
      <text:p text:style-name="P8"><text:span text:style-name="T6">Producer: produced 10!</text:span></text:p>
      <text:p text:style-name="P8"><text:span text:style-name="T6">Consumer: I am thread 0, and I have just read in the value: 10.</text:span></text:p>
      <text:p text:style-name="P8"><text:span text:style-name="T6">Consumer: I am thread 1, and I have just read in the value: 10.</text:span></text:p>
      <text:p text:style-name="P8"><text:span text:style-name="T6">Consumer: I am thread 6, and I have just read in the value: 10.</text:span></text:p>
      <text:p text:style-name="P8"><text:span text:style-name="T6">Consumer: I am thread 7, and I have just read in the value: 10.</text:span></text:p>
      <text:p text:style-name="P8"><text:span text:style-name="T6">Consumer: I am thread 8, and I have just read in the value: 10.</text:span></text:p>
      <text:p text:style-name="P8"><text:span text:style-name="T6">Consumer: I am thread 4, and I have just read in the value: 10.</text:span></text:p>
      <text:p text:style-name="P8"><text:span text:style-name="T6">Consumer: I am thread 2, and I have just read in the value: 10.</text:span></text:p>
      <text:p text:style-name="P8"><text:span text:style-name="T6">Consumer: I am thread 9, and I have just read in the value: 10.</text:span></text:p>
      <text:p text:style-name="P8"><text:span text:style-name="T6">Consumer: I am thread 5, and I have just read in the value: 10.</text:span></text:p>
      <text:p text:style-name="P8"><text:span text:style-name="T6">Consumer: I am thread 3, and I have just read in the value: 10.</text:span></text:p>
      <text:p text:style-name="P8"><text:span text:style-name="T6">Consumer: I am thread 13, and I have just read in the value: 10.</text:span></text:p>
      <text:p text:style-name="P8"><text:span text:style-name="T6">Consumer: I am thread 12, and I have just read in the value: 10.</text:span></text:p>
      <text:p text:style-name="P8"><text:span text:style-name="T6">Consumer: I am thread 11, and I have just read in the value: 10.</text:span></text:p>
      <text:p text:style-name="P8"><text:span text:style-name="T6">Consumer: I am thread 10, and I have just read in the value: 10.</text:span></text:p>
      <text:p text:style-name="P8"><text:span text:style-name="T6">Consumer: I am thread 14, and I have just read in the value: 10.</text:span></text:p>
      <text:p text:style-name="P8"><text:span text:style-name="T6">Consumer: I am thread 15, and I have just read in the value: 10.</text:span></text:p>
      <text:p text:style-name="P8"><text:span text:style-name="T6">Consumer: I am thread 16, and I have just read in the value: 10.</text:span></text:p>
      <text:p text:style-name="P8"><text:span text:style-name="T6">Consumer: I am thread 17, and I have just read in the value: 10.</text:span></text:p>
      <text:p text:style-name="P8"><text:span text:style-name="T6">Consumer: I am thread 18, and I have just read in the value: 10.</text:span></text:p>
      <text:p text:style-name="P8"><text:span text:style-name="T6">Consumer: I am thread 19, and I have just read in the value: 10.</text:span></text:p>
      <text:p text:style-name="P8"><text:span text:style-name="T6">---</text:span></text:p>
      <text:p text:style-name="P8"><text:span text:style-name="T6">Producer: produced 38!</text:span></text:p>
      <text:p text:style-name="P8"><text:span text:style-name="T6">Consumer: I am thread 0, and I have just read in the value: 38.</text:span></text:p>
      <text:p text:style-name="P8"><text:span text:style-name="T6">Consumer: I am thread 1, and I have just read in the value: 38.</text:span></text:p>
      <text:p text:style-name="P8"><text:span text:style-name="T6">Consumer: I am thread 6, and I have just read in the value: 38.</text:span></text:p>
      <text:p text:style-name="P8"><text:span text:style-name="T6">Consumer: I am thread 7, and I have just read in the value: 38.</text:span></text:p>
      <text:p text:style-name="P8"><text:span text:style-name="T6">Consumer: I am thread 8, and I have just read in the value: 38.</text:span></text:p>
      <text:p text:style-name="P8"><text:span text:style-name="T6">Consumer: I am thread 4, and I have just read in the value: 38.</text:span></text:p>
      <text:p text:style-name="P8"><text:span text:style-name="T6">Consumer: I am thread 2, and I have just read in the value: 38.</text:span></text:p>
      <text:p text:style-name="P8"><text:span text:style-name="T6">Consumer: I am thread 9, and I have just read in the value: 38.</text:span></text:p>
      <text:p text:style-name="P8"><text:span text:style-name="T6">Consumer: I am thread 5, and I have just read in the value: 38.</text:span></text:p>
      <text:p text:style-name="P8"><text:span text:style-name="T6">Consumer: I am thread 3, and I have just read in the value: 38.</text:span></text:p>
      <text:p text:style-name="P8"><text:span text:style-name="T6">Consumer: I am thread 13, and I have just read in the value: 38.</text:span></text:p>
      <text:p text:style-name="P8"><text:soft-page-break/><text:span text:style-name="T6">Consumer: I am thread 12, and I have just read in the value: 38.</text:span></text:p>
      <text:p text:style-name="P8"><text:span text:style-name="T6">Consumer: I am thread 11, and I have just read in the value: 38.</text:span></text:p>
      <text:p text:style-name="P8"><text:span text:style-name="T6">Consumer: I am thread 10, and I have just read in the value: 38.</text:span></text:p>
      <text:p text:style-name="P8"><text:span text:style-name="T6">Consumer: I am thread 14, and I have just read in the value: 38.</text:span></text:p>
      <text:p text:style-name="P8"><text:span text:style-name="T6">Consumer: I am thread 15, and I have just read in the value: 38.</text:span></text:p>
      <text:p text:style-name="P8"><text:span text:style-name="T6">Consumer: I am thread 16, and I have just read in the value: 38.</text:span></text:p>
      <text:p text:style-name="P8"><text:span text:style-name="T6">Consumer: I am thread 17, and I have just read in the value: 38.</text:span></text:p>
      <text:p text:style-name="P8"><text:span text:style-name="T6">Consumer: I am thread 18, and I have just read in the value: 38.</text:span></text:p>
      <text:p text:style-name="P8"><text:span text:style-name="T6">Consumer: I am thread 19, and I have just read in the value: 38.</text:span></text:p>
      <text:p text:style-name="P8"><text:span text:style-name="T6">---</text:span></text:p>
      <text:p text:style-name="P8"><text:span text:style-name="T6">Producer: produced 6!</text:span></text:p>
      <text:p text:style-name="P8"><text:span text:style-name="T6">Consumer: I am thread 0, and I have just read in the value: 6.</text:span></text:p>
      <text:p text:style-name="P8"><text:span text:style-name="T6">Consumer: I am thread 1, and I have just read in the value: 6.</text:span></text:p>
      <text:p text:style-name="P8"><text:span text:style-name="T6">Consumer: I am thread 6, and I have just read in the value: 6.</text:span></text:p>
      <text:p text:style-name="P8"><text:span text:style-name="T6">Consumer: I am thread 7, and I have just read in the value: 6.</text:span></text:p>
      <text:p text:style-name="P8"><text:span text:style-name="T6">Consumer: I am thread 8, and I have just read in the value: 6.</text:span></text:p>
      <text:p text:style-name="P8"><text:span text:style-name="T6">Consumer: I am thread 4, and I have just read in the value: 6.</text:span></text:p>
      <text:p text:style-name="P8"><text:span text:style-name="T6">Consumer: I am thread 2, and I have just read in the value: 6.</text:span></text:p>
      <text:p text:style-name="P8"><text:span text:style-name="T6">Consumer: I am thread 9, and I have just read in the value: 6.</text:span></text:p>
      <text:p text:style-name="P8"><text:span text:style-name="T6">Consumer: I am thread 5, and I have just read in the value: 6.</text:span></text:p>
      <text:p text:style-name="P8"><text:span text:style-name="T6">Consumer: I am thread 3, and I have just read in the value: 6.</text:span></text:p>
      <text:p text:style-name="P8"><text:span text:style-name="T6">Consumer: I am thread 13, and I have just read in the value: 6.</text:span></text:p>
      <text:p text:style-name="P8"><text:span text:style-name="T6">Consumer: I am thread 12, and I have just read in the value: 6.</text:span></text:p>
      <text:p text:style-name="P8"><text:span text:style-name="T6">Consumer: I am thread 11, and I have just read in the value: 6.</text:span></text:p>
      <text:p text:style-name="P8"><text:span text:style-name="T6">Consumer: I am thread 10, and I have just read in the value: 6.</text:span></text:p>
      <text:p text:style-name="P8"><text:span text:style-name="T6">Consumer: I am thread 14, and I have just read in the value: 6.</text:span></text:p>
      <text:p text:style-name="P8"><text:span text:style-name="T6">Consumer: I am thread 15, and I have just read in the value: 6.</text:span></text:p>
      <text:p text:style-name="P8"><text:span text:style-name="T6">Consumer: I am thread 16, and I have just read in the value: 6.</text:span></text:p>
      <text:p text:style-name="P8"><text:span text:style-name="T6">Consumer: I am thread 17, and I have just read in the value: 6.</text:span></text:p>
      <text:p text:style-name="P8"><text:span text:style-name="T6">Consumer: I am thread 18, and I have just read in the value: 6.</text:span></text:p>
      <text:p text:style-name="P8"><text:span text:style-name="T6">Consumer: I am thread 19, and I have just read in the value: 6.</text:span></text:p>
      <text:p text:style-name="P8"><text:span text:style-name="T6">---</text:span></text:p>
      <text:p text:style-name="P8"><text:span text:style-name="T6">Producer: produced 49!</text:span></text:p>
      <text:p text:style-name="P8"><text:span text:style-name="T6">Consumer: I am thread 0, and I have just read in the value: 49.</text:span></text:p>
      <text:p text:style-name="P8"><text:span text:style-name="T6">Consumer: I am thread 1, and I have just read in the value: 49.</text:span></text:p>
      <text:p text:style-name="P8"><text:span text:style-name="T6">Consumer: I am thread 6, and I have just read in the value: 49.</text:span></text:p>
      <text:p text:style-name="P8"><text:span text:style-name="T6">Consumer: I am thread 7, and I have just read in the value: 49.</text:span></text:p>
      <text:p text:style-name="P8"><text:span text:style-name="T6">Consumer: I am thread 8, and I have just read in the value: 49.</text:span></text:p>
      <text:p text:style-name="P8"><text:span text:style-name="T6">Consumer: I am thread 4, and I have just read in the value: 49.</text:span></text:p>
      <text:p text:style-name="P8"><text:span text:style-name="T6">Consumer: I am thread 2, and I have just read in the value: 49.</text:span></text:p>
      <text:p text:style-name="P8"><text:span text:style-name="T6">Consumer: I am thread 9, and I have just read in the value: 49.</text:span></text:p>
      <text:p text:style-name="P8"><text:span text:style-name="T6">Consumer: I am thread 5, and I have just read in the value: 49.</text:span></text:p>
      <text:p text:style-name="P8"><text:span text:style-name="T6">Consumer: I am thread 3, and I have just read in the value: 49.</text:span></text:p>
      <text:p text:style-name="P8"><text:span text:style-name="T6">Consumer: I am thread 13, and I have just read in the value: 49.</text:span></text:p>
      <text:p text:style-name="P8"><text:span text:style-name="T6">Consumer: I am thread 12, and I have just read in the value: 49.</text:span></text:p>
      <text:p text:style-name="P8"><text:span text:style-name="T6">Consumer: I am thread 11, and I have just read in the value: 49.</text:span></text:p>
      <text:p text:style-name="P8"><text:span text:style-name="T6">Consumer: I am thread 10, and I have just read in the value: 49.</text:span></text:p>
      <text:p text:style-name="P8"><text:span text:style-name="T6">Consumer: I am thread 14, and I have just read in the value: 49.</text:span></text:p>
      <text:p text:style-name="P8"><text:span text:style-name="T6">Consumer: I am thread 15, and I have just read in the value: 49.</text:span></text:p>
      <text:p text:style-name="P8"><text:span text:style-name="T6">Consumer: I am thread 16, and I have just read in the value: 49.</text:span></text:p>
      <text:p text:style-name="P8"><text:span text:style-name="T6">Consumer: I am thread 17, and I have just read in the value: 49.</text:span></text:p>
      <text:p text:style-name="P8"><text:span text:style-name="T6">Consumer: I am thread 18, and I have just read in the value: 49.</text:span></text:p>
      <text:p text:style-name="P8"><text:soft-page-break/><text:span text:style-name="T6">Consumer: I am thread 19, and I have just read in the value: 49.</text:span></text:p>
      <text:p text:style-name="P8"><text:span text:style-name="T6">---</text:span></text:p>
      <text:p text:style-name="P8"><text:span text:style-name="T6">Producer: produced 86!</text:span></text:p>
      <text:p text:style-name="P8"><text:span text:style-name="T6">Consumer: I am thread 0, and I have just read in the value: 86.</text:span></text:p>
      <text:p text:style-name="P8"><text:span text:style-name="T6">Consumer: I am thread 1, and I have just read in the value: 86.</text:span></text:p>
      <text:p text:style-name="P8"><text:span text:style-name="T6">Consumer: I am thread 6, and I have just read in the value: 86.</text:span></text:p>
      <text:p text:style-name="P8"><text:span text:style-name="T6">Consumer: I am thread 7, and I have just read in the value: 86.</text:span></text:p>
      <text:p text:style-name="P8"><text:span text:style-name="T6">Consumer: I am thread 8, and I have just read in the value: 86.</text:span></text:p>
      <text:p text:style-name="P8"><text:span text:style-name="T6">Consumer: I am thread 4, and I have just read in the value: 86.</text:span></text:p>
      <text:p text:style-name="P8"><text:span text:style-name="T6">Consumer: I am thread 2, and I have just read in the value: 86.</text:span></text:p>
      <text:p text:style-name="P8"><text:span text:style-name="T6">Consumer: I am thread 9, and I have just read in the value: 86.</text:span></text:p>
      <text:p text:style-name="P8"><text:span text:style-name="T6">Consumer: I am thread 5, and I have just read in the value: 86.</text:span></text:p>
      <text:p text:style-name="P8"><text:span text:style-name="T6">Consumer: I am thread 3, and I have just read in the value: 86.</text:span></text:p>
      <text:p text:style-name="P8"><text:span text:style-name="T6">Consumer: I am thread 13, and I have just read in the value: 86.</text:span></text:p>
      <text:p text:style-name="P8"><text:span text:style-name="T6">Consumer: I am thread 12, and I have just read in the value: 86.</text:span></text:p>
      <text:p text:style-name="P8"><text:span text:style-name="T6">Consumer: I am thread 11, and I have just read in the value: 86.</text:span></text:p>
      <text:p text:style-name="P8"><text:span text:style-name="T6">Consumer: I am thread 10, and I have just read in the value: 86.</text:span></text:p>
      <text:p text:style-name="P8"><text:span text:style-name="T6">Consumer: I am thread 14, and I have just read in the value: 86.</text:span></text:p>
      <text:p text:style-name="P8"><text:span text:style-name="T6">Consumer: I am thread 15, and I have just read in the value: 86.</text:span></text:p>
      <text:p text:style-name="P8"><text:span text:style-name="T6">Consumer: I am thread 16, and I have just read in the value: 86.</text:span></text:p>
      <text:p text:style-name="P8"><text:span text:style-name="T6">Consumer: I am thread 17, and I have just read in the value: 86.</text:span></text:p>
      <text:p text:style-name="P8"><text:span text:style-name="T6">Consumer: I am thread 18, and I have just read in the value: 86.</text:span></text:p>
      <text:p text:style-name="P8"><text:span text:style-name="T6">Consumer: I am thread 19, and I have just read in the value: 86.</text:span></text:p>
      <text:p text:style-name="P8"><text:span text:style-name="T6">---</text:span></text:p>
      <text:p text:style-name="P8"><text:span text:style-name="T6">all done!</text:span></text:p>
      <text:p text:style-name="P17"><text:span text:style-name="T7">Conclusion</text:span></text:p>
      <text:p text:style-name="P5"><text:span text:style-name="T7"/></text:p>
      <text:p text:style-name="P9"><text:span text:style-name="T7">As you can see both solutions produce the same output (relatively). Each solution, while different implementations, both broadcast a single variable to many consuming threa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7T19:01:31</meta:creation-date>
    <dc:date>2014-03-07T20:30:07</dc:date>
    <meta:editing-duration>PT12M35S</meta:editing-duration>
    <meta:editing-cycles>1</meta:editing-cycles>
    <meta:document-statistic meta:table-count="0" meta:image-count="0" meta:object-count="0" meta:page-count="10" meta:paragraph-count="374" meta:word-count="4772" meta:character-count="22418" meta:non-whitespace-character-count="17664"/>
    <meta:generator>LibreOffice/3.6$Linux_X86_64 LibreOffice_project/360m1$Build-2</meta:generator>
  </office:meta>
</office:document-meta>
</file>